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374cm"/>
    </style:style>
    <style:style style:name="co3" style:family="table-column">
      <style:table-column-properties fo:break-before="auto" style:column-width="4.727cm"/>
    </style:style>
    <style:style style:name="co4" style:family="table-column">
      <style:table-column-properties fo:break-before="auto" style:column-width="4.551cm"/>
    </style:style>
    <style:style style:name="co5" style:family="table-column">
      <style:table-column-properties fo:break-before="auto" style:column-width="4.572cm"/>
    </style:style>
    <style:style style:name="co7" style:family="table-column">
      <style:table-column-properties fo:break-before="auto" style:column-width="4.86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9cm" fo:break-before="auto" style:use-optimal-row-height="false"/>
    </style:style>
    <style:style style:name="ro4" style:family="table-row">
      <style:table-row-properties style:row-height="1.685cm" fo:break-before="auto" style:use-optimal-row-height="fals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1.369cm" fo:break-before="auto" style:use-optimal-row-height="false"/>
    </style:style>
    <style:style style:name="ro7" style:family="table-row">
      <style:table-row-properties style:row-height="1.305cm" fo:break-before="auto" style:use-optimal-row-height="false"/>
    </style:style>
    <style:style style:name="ro8" style:family="table-row">
      <style:table-row-properties style:row-height="0.871cm" fo:break-before="auto" style:use-optimal-row-height="true"/>
    </style:style>
    <style:style style:name="ro9" style:family="table-row">
      <style:table-row-properties style:row-height="1.737cm" fo:break-before="auto" style:use-optimal-row-height="true"/>
    </style:style>
    <style:style style:name="ro10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2"/>
        <table:table-column table:style-name="co7" table:default-cell-style-name="Default"/>
        <table:table-row table:style-name="ro2">
          <table:table-cell table:style-name="ce1" office:value-type="string">
            <text:p>Page impacté</text:p>
          </table:table-cell>
          <table:table-cell table:style-name="ce1" office:value-type="string">
            <text:p>Action utilisateur</text:p>
          </table:table-cell>
          <table:table-cell table:style-name="ce1" office:value-type="string">
            <text:p>Résultat attendu</text:p>
          </table:table-cell>
          <table:table-cell table:style-name="ce1" office:value-type="string">
            <text:p>Code javascript testé</text:p>
          </table:table-cell>
          <table:table-cell table:style-name="ce5"/>
        </table:table-row>
        <table:table-row table:style-name="ro4">
          <table:table-cell office:value-type="string">
            <text:p>Accueil</text:p>
          </table:table-cell>
          <table:table-cell table:style-name="ce2" office:value-type="string">
            <text:p>Aucun</text:p>
          </table:table-cell>
          <table:table-cell office:value-type="string">
            <text:p>Affichage liste caméras </text:p>
          </table:table-cell>
          <table:table-cell table:style-name="ce3" office:value-type="string">
            <text:p>Ligne 1 à 14</text:p>
          </table:table-cell>
          <table:table-cell/>
        </table:table-row>
        <table:table-row table:style-name="ro5">
          <table:table-cell office:value-type="string">
            <text:p>Accueil</text:p>
          </table:table-cell>
          <table:table-cell table:style-name="ce2" office:value-type="string">
            <text:p>Sélection d'un produit</text:p>
          </table:table-cell>
          <table:table-cell office:value-type="string">
            <text:p>Redirection sur page produit depuis la caméra sélectionnée</text:p>
          </table:table-cell>
          <table:table-cell table:style-name="ce3"/>
          <table:table-cell/>
        </table:table-row>
        <table:table-row table:style-name="ro5">
          <table:table-cell office:value-type="string">
            <text:p>Produit</text:p>
          </table:table-cell>
          <table:table-cell table:style-name="ce2" office:value-type="string">
            <text:p>Aucun</text:p>
          </table:table-cell>
          <table:table-cell office:value-type="string">
            <text:p>Affichage des informations de la camera sélectionnée sur la page d'accueil </text:p>
          </table:table-cell>
          <table:table-cell table:style-name="ce3" office:value-type="string">
            <text:p>Ligne 1 à 30</text:p>
          </table:table-cell>
          <table:table-cell/>
        </table:table-row>
        <table:table-row table:style-name="ro6">
          <table:table-cell office:value-type="string">
            <text:p>Produit</text:p>
          </table:table-cell>
          <table:table-cell office:value-type="string">
            <text:p>Clicker sur la liste déroulante pour choisir la bonne lentille</text:p>
          </table:table-cell>
          <table:table-cell office:value-type="string">
            <text:p>Affichage de la liste des lentilles pour chaque camera </text:p>
          </table:table-cell>
          <table:table-cell office:value-type="string">
            <text:p>Ligne 16 à 19</text:p>
          </table:table-cell>
          <table:table-cell/>
        </table:table-row>
        <table:table-row table:style-name="ro7">
          <table:table-cell office:value-type="string">
            <text:p>Produit</text:p>
          </table:table-cell>
          <table:table-cell table:style-name="ce2" office:value-type="string">
            <text:p>Clicker sur ajouter au panier</text:p>
          </table:table-cell>
          <table:table-cell office:value-type="string">
            <text:p>affichage d'un message d'ajout au panier</text:p>
          </table:table-cell>
          <table:table-cell office:value-type="string">
            <text:p>Ligne 36 à 46</text:p>
          </table:table-cell>
          <table:table-cell/>
        </table:table-row>
        <table:table-row table:style-name="ro5">
          <table:table-cell office:value-type="string">
            <text:p>Panier</text:p>
          </table:table-cell>
          <table:table-cell table:style-name="ce2" office:value-type="string">
            <text:p>Aucun</text:p>
          </table:table-cell>
          <table:table-cell office:value-type="string">
            <text:p>Affichage du panier selon les produits ajoutés et du formulaire à remplir</text:p>
          </table:table-cell>
          <table:table-cell office:value-type="string">
            <text:p>Ligne 1 à 37</text:p>
          </table:table-cell>
          <table:table-cell/>
        </table:table-row>
        <table:table-row table:style-name="ro8">
          <table:table-cell office:value-type="string">
            <text:p>Panier</text:p>
          </table:table-cell>
          <table:table-cell office:value-type="string">
            <text:p>Clicker sur le bouton : vider le panier</text:p>
          </table:table-cell>
          <table:table-cell office:value-type="string">
            <text:p>Supprime les éléments du panier</text:p>
          </table:table-cell>
          <table:table-cell office:value-type="string">
            <text:p>Ligne 41 à 43</text:p>
          </table:table-cell>
          <table:table-cell/>
        </table:table-row>
        <table:table-row table:style-name="ro9">
          <table:table-cell office:value-type="string">
            <text:p>Panier</text:p>
          </table:table-cell>
          <table:table-cell office:value-type="string">
            <text:p>Remplir le formulaire</text:p>
          </table:table-cell>
          <table:table-cell table:style-name="ce4" office:value-type="string">
            <text:p>Le formulaire doit être entièrement complété pour <text:s/>pour pouvoir valider la commande </text:p>
          </table:table-cell>
          <table:table-cell table:style-name="Default"/>
          <table:table-cell/>
        </table:table-row>
        <table:table-row table:style-name="ro10">
          <table:table-cell office:value-type="string">
            <text:p>Panier </text:p>
          </table:table-cell>
          <table:table-cell office:value-type="string">
            <text:p>Clicker sur le bouton : valider ma commande</text:p>
          </table:table-cell>
          <table:table-cell office:value-type="string">
            <text:p>Affichage du numéro de commande</text:p>
          </table:table-cell>
          <table:table-cell office:value-type="string">
            <text:p>Ligne 44 à 106</text:p>
          </table:table-cell>
          <table:table-cell/>
        </table:table-row>
        <table:table-row table:style-name="ro5">
          <table:table-cell office:value-type="string">
            <text:p>Panier</text:p>
          </table:table-cell>
          <table:table-cell office:value-type="string">
            <text:p>Clicker sur le bouton : valider ma commande sans avoir remplis le formulaire</text:p>
          </table:table-cell>
          <table:table-cell office:value-type="string">
            <text:p>Affichage d'un message demandant de remplir le formulaire</text:p>
          </table:table-cell>
          <table:table-cell table:style-name="Default"/>
          <table:table-cell/>
        </table:table-row>
        <table:table-row table:style-name="ro10">
          <table:table-cell office:value-type="string">
            <text:p><text:s/>Panier</text:p>
          </table:table-cell>
          <table:table-cell office:value-type="string">
            <text:p>recharger la page après avoir validé la commande</text:p>
          </table:table-cell>
          <table:table-cell table:style-name="Default" table:number-columns-repeated="2"/>
          <table:table-cell/>
        </table:table-row>
      </table:table>
      <table:table table:name="Feuille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Feuille3" table:style-name="ta1" table:print="false">
        <table:table-column table:style-name="co6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6-04">04/06/2021</text:date>, <text:time>16:26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alentin Manguin</meta:initial-creator>
    <meta:creation-date>2021-05-15T16:49:45.88</meta:creation-date>
    <dc:date>2021-06-04T16:26:36.16</dc:date>
    <dc:creator>Valentin Manguin</dc:creator>
    <meta:editing-duration>PT1H46M4S</meta:editing-duration>
    <meta:editing-cycles>19</meta:editing-cycles>
    <meta:generator>OpenOffice/4.1.7$Win32 OpenOffice.org_project/417m1$Build-9800</meta:generator>
    <meta:document-statistic meta:table-count="3" meta:cell-count="43" meta:object-count="0"/>
  </office:meta>
</office:document-meta>
</file>